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1T16:30:00</dc:date>
          </delta:change-info>
        </delta:change-transaction>
      </delta:tracked-changes>
      <text:h text:outline-level="1" text:style-name="P1">Simple Paragraph Addition</text:h>
      <text:p text:style-name="P2">In this example, a new paragraph will be added immediately after this one. No other changes will be made.</text:p>
      <text:p delta:insertion-change-idref="I" delta:insertion-type="insert-with-content" text:style-name="P2"><text:span text:style-name="T1">This is the new paragraph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2:06:52</dc:date>
    <meta:creation-date>2010-06-21T16:29:19</meta:creation-date>
    <dc:creator>Tristan Mitchell</dc:creator>
  </office:meta>
</office:document-meta>
</file>